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1a0573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a0573" officeooo:paragraph-rsid="001a0573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812d2" officeooo:paragraph-rsid="001812d2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812d2" officeooo:paragraph-rsid="00189cfd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0a342b" officeooo:paragraph-rsid="001812d2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2442dd" officeooo:paragraph-rsid="002811e0" style:font-size-asian="12pt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2a7667" officeooo:paragraph-rsid="002a7667" style:font-size-asian="12pt" style:font-name-complex="Arial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a0573" officeooo:paragraph-rsid="001a0573" style:font-size-asian="12pt" style:font-name-complex="Arial1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c2795" officeooo:paragraph-rsid="001c2795" style:font-size-asian="12pt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89cfd" officeooo:paragraph-rsid="00189cfd" style:font-size-asian="12pt" style:font-name-complex="Arial1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1d735b" style:font-size-asian="12pt" style:font-name-complex="Arial1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bb5c4" style:font-size-asian="10pt" style:font-name-complex="Arial1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812d2" style:font-size-asian="10pt" style:font-name-complex="Arial1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officeooo:rsid="002279a0" officeooo:paragraph-rsid="002279a0" style:font-size-asian="10pt" style:font-name-complex="Arial1" style:font-size-complex="10pt"/>
    </style:style>
    <style:style style:name="P17" style:family="paragraph" style:parent-style-name="Standard">
      <style:paragraph-properties fo:text-align="justify" style:justify-single-word="false"/>
      <style:text-properties officeooo:rsid="001812d2" officeooo:paragraph-rsid="001812d2"/>
    </style:style>
    <style:style style:name="P18" style:family="paragraph" style:parent-style-name="Standard">
      <style:paragraph-properties fo:text-align="justify" style:justify-single-word="false"/>
      <style:text-properties officeooo:paragraph-rsid="00189cfd"/>
    </style:style>
    <style:style style:name="P19" style:family="paragraph" style:parent-style-name="Standard">
      <style:paragraph-properties fo:text-align="justify" style:justify-single-word="false"/>
      <style:text-properties officeooo:rsid="00189cfd" officeooo:paragraph-rsid="00189cfd"/>
    </style:style>
    <style:style style:name="P20" style:family="paragraph" style:parent-style-name="Standard">
      <style:paragraph-properties fo:text-align="justify" style:justify-single-word="false"/>
      <style:text-properties fo:color="#800000" style:font-name="Arial" fo:font-size="12pt" fo:font-weight="bold" officeooo:paragraph-rsid="00189cfd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12d2" style:font-size-asian="10pt" style:font-size-complex="10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9cfd" style:font-size-asian="10pt" style:font-size-complex="10pt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9cfd" style:font-size-asian="10pt" style:font-name-complex="Arial1" style:font-size-complex="10pt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0a342b" officeooo:paragraph-rsid="001812d2" style:font-size-asian="10pt" style:font-name-complex="Arial1" style:font-size-complex="10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officeooo:rsid="00264109" officeooo:paragraph-rsid="002bc869" style:font-size-asian="12pt" style:font-name-complex="Arial1" style:font-size-complex="12pt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a342b" style:font-size-asian="12pt" style:font-name-complex="Arial1" style:font-size-complex="12pt"/>
    </style:style>
    <style:style style:name="T3" style:family="text">
      <style:text-properties style:font-name="Arial" fo:font-size="12pt" officeooo:rsid="001812d2" style:font-size-asian="12pt" style:font-name-complex="Arial1" style:font-size-complex="12pt"/>
    </style:style>
    <style:style style:name="T4" style:family="text">
      <style:text-properties style:font-name="Arial" fo:font-size="12pt" officeooo:rsid="00189cfd" style:font-size-asian="12pt" style:font-name-complex="Arial1" style:font-size-complex="12pt"/>
    </style:style>
    <style:style style:name="T5" style:family="text">
      <style:text-properties style:font-name="Arial" fo:font-size="12pt" officeooo:rsid="00193148" style:font-size-asian="12pt" style:font-name-complex="Arial1" style:font-size-complex="12pt"/>
    </style:style>
    <style:style style:name="T6" style:family="text">
      <style:text-properties style:font-name="Arial" fo:font-size="12pt" officeooo:rsid="0019cbdc" style:font-size-asian="12pt" style:font-name-complex="Arial1" style:font-size-complex="12pt"/>
    </style:style>
    <style:style style:name="T7" style:family="text">
      <style:text-properties style:font-name="Arial" fo:font-size="12pt" officeooo:rsid="001fc135" style:font-size-asian="12pt" style:font-name-complex="Arial1" style:font-size-complex="12pt"/>
    </style:style>
    <style:style style:name="T8" style:family="text">
      <style:text-properties style:font-name="Arial" fo:font-size="12pt" officeooo:rsid="002a7667" style:font-size-asian="12pt" style:font-name-complex="Arial1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10" style:family="text">
      <style:text-properties style:font-name="Arial" fo:font-size="12pt" style:text-underline-style="solid" style:text-underline-width="auto" style:text-underline-color="font-color" officeooo:rsid="000a342b" style:font-size-asian="12pt" style:font-name-complex="Arial1" style:font-size-complex="12pt"/>
    </style:style>
    <style:style style:name="T11" style:family="text">
      <style:text-properties officeooo:rsid="001812d2"/>
    </style:style>
    <style:style style:name="T12" style:family="text">
      <style:text-properties officeooo:rsid="001a0573"/>
    </style:style>
    <style:style style:name="T13" style:family="text">
      <style:text-properties officeooo:rsid="001bb5c4"/>
    </style:style>
    <style:style style:name="T14" style:family="text">
      <style:text-properties officeooo:rsid="001e20e8"/>
    </style:style>
    <style:style style:name="T15" style:family="text">
      <style:text-properties officeooo:rsid="0020c293"/>
    </style:style>
    <style:style style:name="T16" style:family="text">
      <style:text-properties officeooo:rsid="002279a0"/>
    </style:style>
    <style:style style:name="T17" style:family="text">
      <style:text-properties officeooo:rsid="0025b4db"/>
    </style:style>
    <style:style style:name="T18" style:family="text">
      <style:text-properties fo:color="#800000" fo:font-weight="bold" fo:background-color="#ffff00" loext:char-shading-value="0" style:font-weight-asian="bold" style:font-weight-complex="bold"/>
    </style:style>
    <style:style style:name="T19" style:family="text">
      <style:text-properties officeooo:rsid="002811e0"/>
    </style:style>
    <style:style style:name="T20" style:family="text">
      <style:text-properties style:font-name="Courier New" fo:font-size="10pt" officeooo:rsid="001812d2" style:font-size-asian="10pt" style:font-size-complex="10pt"/>
    </style:style>
    <style:style style:name="T21" style:family="text">
      <style:text-properties style:font-name="Courier New" fo:font-size="10pt" officeooo:rsid="002811e0" style:font-size-asian="10pt" style:font-size-complex="10pt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00" fo:font-weight="normal" officeooo:rsid="002811e0" style:font-weight-asian="normal" style:font-weight-complex="normal"/>
    </style:style>
    <style:style style:name="T24" style:family="text">
      <style:text-properties fo:color="#000000" fo:font-weight="normal" officeooo:rsid="00299a55" style:font-weight-asian="normal" style:font-weight-complex="normal"/>
    </style:style>
    <style:style style:name="T25" style:family="text">
      <style:text-properties officeooo:rsid="002a7667"/>
    </style:style>
    <style:style style:name="T26" style:family="text">
      <style:text-properties officeooo:rsid="002bc8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Installing <text:span text:style-name="T11">W</text:span>indows tools for pdf2pdfocr</text:p>
      <text:p text:style-name="P18"><text:span text:style-name="T1">Install Cygwin - </text:span><text:a xlink:type="simple" xlink:href="https://cygwin.com/install.html" text:style-name="Internet_20_link" text:visited-style-name="Visited_20_Internet_20_Link"><text:span text:style-name="T1">https://cygwin.com/install.html</text:span></text:a><text:span text:style-name="T1"> </text:span></text:p>
      <text:p text:style-name="P18"><text:span text:style-name="T4">D</text:span><text:span text:style-name="T1">ownload setup.</text:span><text:span text:style-name="T2">exe </text:span><text:span text:style-name="T3">for your architecture</text:span><text:span text:style-name="T2"> </text:span><text:span text:style-name="T4">and r</text:span><text:span text:style-name="T3">un it with parameters:</text:span></text:p>
      <text:p text:style-name="P17"><text:span text:style-name="T9">For 64 bit systems</text:span><text:span text:style-name="T1">:</text:span></text:p>
      <text:p text:style-name="P21">setup-x86_64.exe ^</text:p>
      <text:p text:style-name="P21">-q ^</text:p>
      <text:p text:style-name="P21">-R C:\Cyg64 ^</text:p>
      <text:p text:style-name="P21">-a x86_64 ^</text:p>
      <text:p text:style-name="P21">-s "http://linorg.usp.br/cygwin/" ^</text:p>
      <text:p text:style-name="P24">-P wget,ImageMagick,tesseract-ocr,tesseract-ocr-por,tesseract-ocr-eng,ghostscript,ncurses,poppler,make,perl,python3,python3-imaging,gcc-core,bzip2,libjpeg-devel,git,nano</text:p>
      <text:p text:style-name="P6"/>
      <text:p text:style-name="P17"><text:span text:style-name="T10">F</text:span><text:span text:style-name="T9">or 64 bit systems with 32 bit cygwin:</text:span></text:p>
      <text:p text:style-name="P22">setup-x86_64.exe ^</text:p>
      <text:p text:style-name="P22">-q ^</text:p>
      <text:p text:style-name="P22">-R C:\Cyg32 ^</text:p>
      <text:p text:style-name="P22">-a x86 ^</text:p>
      <text:p text:style-name="P22">-s "http://linorg.usp.br/cygwin/" ^</text:p>
      <text:p text:style-name="P23">-P wget,ImageMagick,tesseract-ocr,tesseract-ocr-por,tesseract-ocr-eng,ghostscript,ncurses,poppler,make,perl,python3,python3-imaging,gcc-core,bzip2,libjpeg-devel,git,nano</text:p>
      <text:p text:style-name="P4"/>
      <text:p text:style-name="P12">For 32 bit systems</text:p>
      <text:p text:style-name="P23">setup-x86.exe ^</text:p>
      <text:p text:style-name="P23">-q ^</text:p>
      <text:p text:style-name="P23">-R C:\Cyg32 ^</text:p>
      <text:p text:style-name="P23">-a x86 ^</text:p>
      <text:p text:style-name="P23">-s "http://linorg.usp.br/cygwin/" ^</text:p>
      <text:p text:style-name="P23">-P wget,ImageMagick,tesseract-ocr,tesseract-ocr-por,tesseract-ocr-eng,ghostscript,ncurses,poppler,make,perl,python3,python3-imaging,gcc-core,bzip2,libjpeg-devel,git,nano</text:p>
      <text:p text:style-name="P5"/>
      <text:p text:style-name="P8">Obs1.: If you want to use pdftk (optional) with pdf2pdfocr, please install it on your system.</text:p>
      <text:p text:style-name="P7">Obs<text:span text:style-name="T25">2</text:span>.: <text:span text:style-name="T25">T</text:span>o use <text:span text:style-name="T17">C</text:span>ygwin's version of pdftk (only in 32 bit), please add “pdftk” after “nano” in '-P' flag above. <text:span text:style-name="T19">(</text:span><text:span text:style-name="T20">-P wget,ImageMagick,tesseract-ocr,tesseract-ocr-por,tesseract-ocr-eng,ghostscript,ncurses,poppler,make,perl,python3,python3-imaging,gcc-core,bzip2,libjpeg-devel,git,nano,</text:span><text:span text:style-name="T21">pdftk</text:span><text:span text:style-name="T19">)</text:span></text:p>
      <text:p text:style-name="P26"><text:soft-page-break/>Obs<text:span text:style-name="T25">3</text:span>.: To install native pdftk windows version download it from <text:a xlink:type="simple" xlink:href="https://www.pdflabs.com/tools/pdftk-the-pdf-toolkit/" text:style-name="Internet_20_link" text:visited-style-name="Visited_20_Internet_20_Link"><text:span text:style-name="T26">https://www.pdflabs.com/tools/pdftk-the-pdf-toolkit/</text:span></text:a><text:span text:style-name="T22">. </text:span><text:span text:style-name="T23">Make sure to add its binary to PATH. </text:span><text:span text:style-name="T24">Script will detect it.</text:span></text:p>
      <text:p text:style-name="P19"><text:span text:style-name="T1">Obs</text:span><text:span text:style-name="T8">4</text:span><text:span text:style-name="T1">.: “^” is just a “</text:span><text:span text:style-name="T5">command </text:span><text:span text:style-name="T1">continuation” inside </text:span><text:span text:style-name="T5">W</text:span><text:span text:style-name="T1">indows “cmd”. Parameter “-s” is pointing to a Cygwin mirror in Brazil </text:span><text:span text:style-name="T5">(you can choose your own). Parameter “-P” contains required packages to use pdf2pdfocr. </text:span><text:span text:style-name="T7">If you want, p</text:span><text:span text:style-name="T6">lease add other tesseract languages.</text:span></text:p>
      <text:p text:style-name="P20"/>
      <text:p text:style-name="P2"><text:span text:style-name="T12">After successful installation, please run </text:span>Cygwin Terminal from <text:span text:style-name="T12">the </text:span>desktop icon.</text:p>
      <text:p text:style-name="P9">Install GNU-Parallel</text:p>
      <text:p text:style-name="P16">wget "http://ftp.gnu.org/gnu/parallel/parallel-latest.tar.bz2"; tar -jxvf parallel-latest.tar.bz2; cd parallel-*; ./configure; make; make install; parallel --bibtex; cd ..; rm -rf parallel-*</text:p>
      <text:p text:style-name="P3">Obs.: Please type 'will cite' in disclaimer after read and agree with terms.</text:p>
      <text:p text:style-name="P1"/>
      <text:p text:style-name="P10">Complete python3 installation with <text:span text:style-name="T13">required libs</text:span></text:p>
      <text:p text:style-name="P14">python3 -m ensurepip --upgrade; pip3 install --upgrade pip; pip3 install reportlab <text:span text:style-name="T16">pypdf2</text:span></text:p>
      <text:p text:style-name="P17"/>
      <text:p text:style-name="P11"><text:span text:style-name="T14">Install</text:span> PDF2PDFOCR <text:span text:style-name="T14">and copy</text:span> SendTo Menu option</text:p>
      <text:p text:style-name="P15">cygcheck --delete-orphaned-installation-keys; git clone https://github.com/LeoFCardoso/pdf2pdfocr.git; cd pdf2pdfocr; ./install_command; cp ./pdf2pdfocr.<text:span text:style-name="T15">vbs</text:span> "$(cygpath -au "$USERPROFILE")/SendTo" ; cd .. ; rm -rf pdf2pdfocr</text:p>
      <text:p text:style-name="P17"/>
      <text:p text:style-name="P13">Select one or more supported files and choose “Send to/pdf2pdfocr.<text:span text:style-name="T15">vbs</text:span>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dc:creator>Leonardo Figueiredo Cardoso</dc:creator>
    <meta:editing-cycles>47</meta:editing-cycles>
    <meta:creation-date>2015-12-20T00:04:00</meta:creation-date>
    <dc:date>2016-03-28T09:01:43.609884000</dc:date>
    <meta:editing-duration>PT1H32M30S</meta:editing-duration>
    <meta:generator>LibreOffice/5.0.2.2$MacOSX_X86_64 LibreOffice_project/37b43f919e4de5eeaca9b9755ed688758a8251fe</meta:generator>
    <meta:document-statistic meta:table-count="0" meta:image-count="0" meta:object-count="0" meta:page-count="2" meta:paragraph-count="37" meta:word-count="285" meta:character-count="2632" meta:non-whitespace-character-count="2387"/>
    <meta:user-defined meta:name="AppVersion">14.0000</meta:user-defined>
    <meta:user-defined meta:name="Company">Leonar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